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BBC72C1E611EE26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6.05cm" fo:min-width="8.3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1.75cm" fo:min-width="8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56cm" fo:min-width="0.758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 fo:min-height="0.756cm" fo:min-width="0.7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4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draw:fill-color="#6d7e8c" draw:textarea-horizontal-align="justify" draw:textarea-vertical-align="middle" draw:auto-grow-height="false" fo:min-height="1.75cm" fo:min-width="8.3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7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7" style:family="graphic" style:parent-style-name="standard">
      <style:graphic-properties draw:stroke="none" draw:fill-color="#12a9d5" draw:textarea-horizontal-align="justify" draw:textarea-vertical-align="middle" draw:auto-grow-height="false" fo:min-height="1.75cm" fo:min-width="8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19" style:family="graphic" style:parent-style-name="standard">
      <style:graphic-properties draw:stroke="none" draw:fill-color="#ff5900" draw:textarea-horizontal-align="justify" draw:textarea-vertical-align="middle" draw:auto-grow-height="false" fo:min-height="1.75cm" fo:min-width="8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ccccc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6" style:family="paragraph">
      <loext:graphic-properties draw:fill-color="#cccccc"/>
      <style:paragraph-properties fo:text-align="center"/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7" style:family="paragraph">
      <loext:graphic-properties draw:fill="none" draw:fill-color="#ffffff"/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8" style:family="paragraph">
      <loext:graphic-properties draw:fill="none" draw:fill-color="#ffffff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cccccc"/>
      <style:paragraph-properties fo:text-align="center"/>
      <style:text-properties fo:color="#ffffff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0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-color="#6d7e8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7" style:family="paragraph">
      <loext:graphic-properties draw:fill-color="#12a9d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19" style:family="paragraph">
      <loext:graphic-properties draw:fill-color="#ff59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23" style:family="paragraph">
      <loext:graphic-properties draw:fill-color="#ffffff"/>
    </style:style>
    <style:style style:name="T1" style:family="text">
      <style:text-properties fo:color="#ffffff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" style:family="text">
      <style:text-properties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3" style:family="text">
      <style:text-properties fo:color="#ffff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9" style:family="text">
      <style:text-properties fo:color="#ffffff" fo:font-size="26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0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0.9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5cm">
            <text:p text:style-name="P4"><text:span text:style-name="T2">#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6" draw:layer="layout" svg:width="2cm" svg:height="1.6cm" svg:x="7.4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3.191cm">
          <draw:text-box>
            <text:p><text:span text:style-name="T4">Benutzer können E-Mails mit vordefinierten Empfängern sicher versend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1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8" draw:layer="layout" svg:width="6.858cm" svg:height="2.741cm" svg:x="1.753cm" svg:y="9.491cm">
          <draw:text-box>
            <text:p><text:span text:style-name="T4">Benutzer können große Dateien sicher versend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7.446cm">
          <text:p text:style-name="P4"><text:span text:style-name="T3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15.791cm">
          <draw:text-box>
            <text:p><text:span text:style-name="T4">Benutzer können festlegen, wie lange eine E-Mail lesbar bleibt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23.746cm">
          <text:p text:style-name="P4"><text:span text:style-name="T3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22.091cm">
          <draw:text-box>
            <text:p><text:span text:style-name="T4">Benutzer können E-Mails an beliebige Benutzer sicher versend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2" draw:layer="layout" svg:width="8.8cm" svg:height="2cm" svg:x="10.491cm" svg:y="0.9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5cm">
            <text:p text:style-name="P4"><text:span text:style-name="T2">#6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ustom-shape draw:style-name="gr5" draw:text-style-name="P9" draw:layer="layout" svg:width="2cm" svg:height="1.6cm" svg:x="16.991cm" svg:y="4.846cm">
          <text:p text:style-name="P4"><text:span text:style-name="T3">24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8" draw:layer="layout" svg:width="6.858cm" svg:height="3.406cm" svg:x="11.253cm" svg:y="3.191cm">
          <draw:text-box>
            <text:p><text:span text:style-name="T4">Jede Organisation kann Sicherheitsrichtlinien erlassen und Empfängergruppen definier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können ihre</text:span></text:p>
            <text:p><text:span text:style-name="T4">E-Mails effektiv verwalt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7.446cm">
          <text:p text:style-name="P4"><text:span text:style-name="T3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15.791cm">
          <draw:text-box>
            <text:p><text:span text:style-name="T4">Administratoren und Benutzer können sichere Backups von E-Mails erstell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23.746cm">
          <text:p text:style-name="P4"><text:span text:style-name="T3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1.253cm" svg:y="22.091cm">
          <draw:text-box>
            <text:p><text:span text:style-name="T4">Benutzer und Administratoren können E-Mails komplett löschen.</text:span></text:p>
          </draw:text-box>
        </draw:frame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7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3.845cm">
            <text:p text:style-name="P4"><text:span text:style-name="T2">#3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3.5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4.5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3.845cm">
            <text:p text:style-name="P4"><text:span text:style-name="T2">#8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20.145cm">
            <text:p text:style-name="P4"><text:span text:style-name="T2">#4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19.8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20.8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20.145cm">
            <text:p text:style-name="P4"><text:span text:style-name="T2">#9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4.846cm">
          <text:p text:style-name="P4"><text:span text:style-name="T3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.753cm" svg:y="3.191cm">
          <draw:text-box>
            <text:p><text:span text:style-name="T4">Administratoren von Organisationen können E-Mails überwach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4.846cm">
          <text:p text:style-name="P4"><text:span text:style-name="T3">6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248cm" svg:height="2.775cm" svg:x="11.253cm" svg:y="3.191cm">
          <draw:text-box>
            <text:p><text:span text:style-name="T4">Benutzer können ihre</text:span></text:p>
            <text:p><text:span text:style-name="T4">E-Mails von mobilen Endgeräten aus abruf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7.491cm" svg:y="11.146cm">
          <text:p text:style-name="P4"><text:span text:style-name="T3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6.858cm" svg:height="2.775cm" svg:x="1.753cm" svg:y="9.491cm">
          <draw:text-box>
            <text:p><text:span text:style-name="T4">Benutzer können einander sicher Kurznachrichten schick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cm" svg:height="1.6cm" svg:x="16.991cm" svg:y="11.146cm">
          <text:p text:style-name="P4"><text:span text:style-name="T3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7" draw:text-style-name="P7" draw:layer="layout" svg:width="6.858cm" svg:height="2.741cm" svg:x="11.253cm" svg:y="9.491cm">
          <draw:text-box>
            <text:p><text:span text:style-name="T4">Benutzer bekommen keine Spam-E-Mails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HEIMARBEIT</text:span></text:p>
            <text:p><text:span text:style-name="T6"/></text:p>
            <text:p><text:span text:style-name="T6">Du konntest im Home-Office konzentriert arbeiten. Zähle zwei Punkte zum letzten Würfelergebnis hinzu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GUTER NEULING</text:span></text:p>
            <text:p><text:span text:style-name="T6"/></text:p>
            <text:p><text:span text:style-name="T6">Der neue Kollege ist exzellent. Du darfst beide Würfel nochmal würfeln und hinzuaddie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GURU</text:span></text:p>
            <text:p><text:span text:style-name="T6"/></text:p>
            <text:p><text:span text:style-name="T6">Ein Guru war zu Besuch im Büro. Du darfst sofort eine Problemkarte von der aktuellen Story wegleg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874cm" svg:height="3.593cm" svg:x="1.753cm" svg:y="22.091cm">
          <draw:text-box>
            <text:p><text:span text:style-name="T5">BROWN-BAG MEETING</text:span></text:p>
            <text:p><text:span text:style-name="T6"/></text:p>
            <text:p><text:span text:style-name="T6">Während des Teammittagessens kam die Lösungsidee. Die Arbeit an der aktuellen Karte ist sofort abgeschlossen.</text:span></text:p>
          </draw:text-box>
        </draw:frame>
        <draw:frame draw:style-name="gr11" draw:text-style-name="P12" draw:layer="layout" svg:width="2.404cm" svg:height="0.569cm" svg:x="0.991cm" svg:y="25.622cm">
          <draw:text-box>
            <text:p><text:span text:style-name="T7">add-on</text:span></text:p>
          </draw:text-box>
        </draw:frame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4.3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4.3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14.6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20.64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20.64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0.998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2" draw:text-style-name="P2" draw:layer="layout" svg:width="8.8cm" svg:height="2cm" svg:x="0.9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1.246cm">
            <text:p text:style-name="P4"><text:span text:style-name="T2">#5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0.9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1.992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1.246cm">
            <text:p text:style-name="P4"><text:span text:style-name="T2">#10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0.9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5.9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.753cm" svg:y="7.545cm">
            <text:p text:style-name="P4"><text:span text:style-name="T2">#11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2" draw:text-style-name="P2" draw:layer="layout" svg:width="8.8cm" svg:height="2cm" svg:x="10.491cm" svg:y="7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3.8cm" svg:height="1.301cm" svg:x="15.491cm" svg:y="8.291cm">
            <draw:text-box>
              <text:p><text:span text:style-name="T1">STORY</text:span></text:p>
            </draw:text-box>
          </draw:frame>
          <draw:custom-shape draw:style-name="gr4" draw:text-style-name="P5" draw:layer="layout" svg:width="2cm" svg:height="1.6cm" svg:x="11.253cm" svg:y="7.545cm">
            <text:p text:style-name="P4"><text:span text:style-name="T2">#12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3.191cm">
          <draw:text-box>
            <text:p><text:span text:style-name="T5">SICHTBARE LEISTUNG</text:span></text:p>
            <text:p><text:span text:style-name="T6"/></text:p>
            <text:p><text:span text:style-name="T6">Der Chef kommt vorbei und bewundert Eure Arbeit. Zähle drei Punkte zum letzten Wurf hinzu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3.191cm">
          <draw:text-box>
            <text:p><text:span text:style-name="T5">FORTSCHRITT</text:span></text:p>
            <text:p><text:span text:style-name="T6"/></text:p>
            <text:p><text:span text:style-name="T6">Du bist im Flow. Zähle vier Punkte zum letzten Wurf hinzu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9.491cm">
          <draw:text-box>
            <text:p><text:span text:style-name="T5">GEBURTSTAG</text:span></text:p>
            <text:p><text:span text:style-name="T6"/></text:p>
            <text:p><text:span text:style-name="T6">Du hast heute Geburtstag und hast Kuchen mitgebracht. Ziehe heute einen Punkt von jedem Wurf des Teams ab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GESUNDHEITSPROBLEM</text:span></text:p>
            <text:p><text:span text:style-name="T6"/></text:p>
            <text:p><text:span text:style-name="T6">Leider hast Du Dich erkältet und musst einen Tag aussetze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7.518cm" svg:height="4.148cm" svg:x="11.253cm" svg:y="15.791cm">
          <draw:text-box>
            <text:p><text:span text:style-name="T5">NOTRUF</text:span></text:p>
            <text:p><text:span text:style-name="T6"/></text:p>
            <text:p><text:span text:style-name="T6">Ein Notruf informiert über einen Zwischenfall im Betrieb. Das ganze Team muss eine Runde aussetzen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FESTPLATTENCRASH</text:span></text:p>
            <text:p><text:span text:style-name="T6"/></text:p>
            <text:p><text:span text:style-name="T6">Festplattencrash! Sämtlicher Fortschritt bei einer der laufenden Stories geht verlor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.772cm" svg:height="3.593cm" svg:x="11.253cm" svg:y="22.091cm">
          <draw:text-box>
            <text:p><text:span text:style-name="T5">ANFORDERUNGSÄNDERUNG</text:span></text:p>
            <text:p><text:span text:style-name="T6"/></text:p>
            <text:p><text:span text:style-name="T6">Der PO ändert die aktuelle Story im laufenden Sprint. Die Fertigstellung der Story benötigt zusätzliche vier Stund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SCHÄFTSREISE</text:span></text:p>
            <text:p><text:span text:style-name="T6"/></text:p>
            <text:p><text:span text:style-name="T6">Du gehst auf Geschäftsreise und musst einen kompletten Tag aussetzen.</text:span></text:p>
          </draw:text-box>
        </draw:frame>
        <draw:g>
          <draw:custom-shape draw:style-name="gr12" draw:text-style-name="P13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7.4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8.0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8.0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8.3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8.2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7.4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8.0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8.0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8.3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3.7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4.3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4.3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14.6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4.5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3.7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14.3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14.3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14.6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20.0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20.6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20.6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0.9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20.8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20.09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11.611cm" svg:y="20.64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12.163cm" svg:y="20.64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11.596cm" svg:y="20.998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0.9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draw:g>
          <draw:custom-shape draw:style-name="gr12" draw:text-style-name="P13" draw:layer="layout" svg:width="8.8cm" svg:height="2cm" svg:x="10.491cm" svg:y="0.9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2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11.6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12.1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11.5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9.491cm">
          <draw:text-box>
            <text:p><text:span text:style-name="T5">MACH MAL PAUSE</text:span></text:p>
            <text:p><text:span text:style-name="T6"/></text:p>
            <text:p><text:span text:style-name="T6">Mache mal eine Pause, um auf neue Gedanken zu komme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BERATUNG</text:span></text:p>
            <text:p><text:span text:style-name="T6"/></text:p>
            <text:p><text:span text:style-name="T6">Holt Euch jemand erfahrenen aus einem anderen Team zur Beratung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15.791cm">
          <draw:text-box>
            <text:p><text:span text:style-name="T5">TEAMZUWACHS</text:span></text:p>
            <text:p><text:span text:style-name="T6"/></text:p>
            <text:p><text:span text:style-name="T6">Ihr holt einen neuen Kollegen in Euer Team. Würfle einmalig zusätzlich bei Bedarf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15.791cm">
          <draw:text-box>
            <text:p><text:span text:style-name="T5">KOMMUNIKATION</text:span></text:p>
            <text:p><text:span text:style-name="T6"/></text:p>
            <text:p><text:span text:style-name="T6">Ihr konzentriert Euch auf den Erfahrungsaustausch und verbessert Eure Kommunikatio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ÜBERSTUNDEN</text:span></text:p>
            <text:p><text:span text:style-name="T6"/></text:p>
            <text:p><text:span text:style-name="T6">Du leistest Überstunden. Ziehe noch eine Karte und befolge die Anweisungen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ZUSATZKOSTEN</text:span></text:p>
            <text:p><text:span text:style-name="T6"/></text:p>
            <text:p><text:span text:style-name="T6">Die Aufgabe ist komplexer als gedacht. Zähle sechs Stunden Aufwand zur aktuellen Aufgabe hinzu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4.4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.753cm" svg:y="22.091cm">
          <draw:text-box>
            <text:p><text:span text:style-name="T5">SPEZIALIST</text:span></text:p>
            <text:p><text:span text:style-name="T6"/></text:p>
            <text:p><text:span text:style-name="T6">Ihr setzt Euch mit einem Spezialisten zusamm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4.928cm" svg:height="1.216cm" svg:x="13.991cm" svg:y="20.311cm">
          <draw:text-box>
            <text:p><text:span text:style-name="T8">SOLUTION</text:span></text:p>
          </draw:text-box>
        </draw:frame>
        <draw:frame draw:style-name="gr7" draw:text-style-name="P11" draw:layer="layout" svg:width="6.858cm" svg:height="2.741cm" svg:x="11.253cm" svg:y="22.091cm">
          <draw:text-box>
            <text:p><text:span text:style-name="T5">TESTAUTOMATISIERUNG</text:span></text:p>
            <text:p><text:span text:style-name="T6"/></text:p>
            <text:p><text:span text:style-name="T6">Es wird ein automatisiertes Testverfahren eingeführt.</text:span></text:p>
          </draw:text-box>
        </draw:frame>
        <draw:g>
          <draw:custom-shape draw:style-name="gr17" draw:text-style-name="P17" draw:layer="layout" svg:width="8.8cm" svg:height="2cm" svg:x="0.9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2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2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7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3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9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9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9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9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20.8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20.0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20.7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20.4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20.1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20.7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20.4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20.1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1.2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20.3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0 1490c-381 0-690-309-690-691 0-381 309-690 690-690s690 309 690 690c0 382-309 691-690 691zM800 0c-442 0-800 358-800 799 0 442 358 801 800 801s800-359 800-801c0-441-358-799-800-799z">
              <text:p/>
            </draw:path>
            <draw:path draw:style-name="gr13" draw:text-style-name="P14" draw:layer="layout" svg:width="0.206cm" svg:height="0.206cm" svg:x="2.111cm" svg:y="1.741cm" svg:viewBox="0 0 207 207" svg:d="M104 0c-57 0-104 46-104 103s47 104 104 104 103-47 103-104-46-103-103-103z">
              <text:p/>
            </draw:path>
            <draw:path draw:style-name="gr13" draw:text-style-name="P14" draw:layer="layout" svg:width="0.206cm" svg:height="0.206cm" svg:x="2.663cm" svg:y="1.741cm" svg:viewBox="0 0 207 207" svg:d="M104 0c-59 0-104 46-104 103s45 104 104 104c57 0 103-47 103-104s-46-103-103-103z">
              <text:p/>
            </draw:path>
            <draw:path draw:style-name="gr13" draw:text-style-name="P14" draw:layer="layout" svg:width="0.79cm" svg:height="0.376cm" svg:x="2.096cm" svg:y="2.099cm" svg:viewBox="0 0 791 377" svg:d="M736 377c-10-179-159-323-341-323-183 0-331 144-341 323h-54c10-209 183-377 395-377s385 168 396 377z">
              <text:p/>
            </draw:path>
          </draw:g>
        </draw:g>
        <draw:g>
          <draw:custom-shape draw:style-name="gr12" draw:text-style-name="P13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15.4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1.191cm" svg:y="1.191cm" svg:viewBox="0 0 1600 1600" svg:d="M800 1491c-381 0-690-309-690-691 0-381 309-690 690-690s690 309 690 690c0 382-309 691-690 691zM800 0c-442 0-800 358-800 800s358 800 800 800 800-358 800-800-358-800-800-800z">
              <text:p/>
            </draw:path>
            <draw:path draw:style-name="gr13" draw:text-style-name="P14" draw:layer="layout" svg:width="0.206cm" svg:height="0.206cm" svg:x="11.611cm" svg:y="1.741cm" svg:viewBox="0 0 207 207" svg:d="M103 0c-57 0-103 46-103 104 0 56 46 103 103 103s104-47 104-103c0-58-47-104-104-104z">
              <text:p/>
            </draw:path>
            <draw:path draw:style-name="gr13" draw:text-style-name="P14" draw:layer="layout" svg:width="0.206cm" svg:height="0.206cm" svg:x="12.163cm" svg:y="1.741cm" svg:viewBox="0 0 207 207" svg:d="M104 0c-58 0-104 46-104 104 0 56 46 103 104 103 57 0 103-47 103-103 0-58-46-104-103-104z">
              <text:p/>
            </draw:path>
            <draw:polygon draw:style-name="gr13" draw:text-style-name="P14" draw:layer="layout" svg:width="0.693cm" svg:height="0.06cm" svg:x="11.644cm" svg:y="2.301cm" svg:viewBox="0 0 694 61" draw:points="694,61 0,61 0,0 694,0">
              <text:p/>
            </draw:polygon>
          </draw:g>
        </draw:g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3.191cm">
          <draw:text-box>
            <text:p><text:span text:style-name="T5">TL-UNTERSTÜTZUNG</text:span></text:p>
            <text:p><text:span text:style-name="T6"/></text:p>
            <text:p><text:span text:style-name="T6">Euer Team-Lead übernimmt einen Teil der Arbeiten.</text:span></text:p>
          </draw:text-box>
        </draw:frame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518cm" svg:height="3.605cm" svg:x="11.253cm" svg:y="3.191cm">
          <draw:text-box>
            <text:p><text:span text:style-name="T5">VISUALISIERUNG DER ZIELE</text:span></text:p>
            <text:p><text:span text:style-name="T6"/></text:p>
            <text:p><text:span text:style-name="T6">Ihr macht einen Workshop und sprecht über die Vision und die Ziele des Projekts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9.491cm">
          <draw:text-box>
            <text:p><text:span text:style-name="T5">REFLEKTION</text:span></text:p>
            <text:p><text:span text:style-name="T6"/></text:p>
            <text:p><text:span text:style-name="T6">Ihr wendet Erkenntnisse aus der Retrospektive an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9.491cm">
          <draw:text-box>
            <text:p><text:span text:style-name="T5">KOLLABORATION</text:span></text:p>
            <text:p><text:span text:style-name="T6"/></text:p>
            <text:p><text:span text:style-name="T6">Ihr macht ein Refinement und klärt wichtige Fragen mit dem PO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7.366cm" svg:height="2.741cm" svg:x="1.753cm" svg:y="15.791cm">
          <draw:text-box>
            <text:p><text:span text:style-name="T5">PAIR-PROGRAMMING</text:span></text:p>
            <text:p><text:span text:style-name="T6"/></text:p>
            <text:p><text:span text:style-name="T6">Ihr wendet Pair-Programming an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15.791cm">
          <draw:text-box>
            <text:p><text:span text:style-name="T5">WISSENSTRANSFER</text:span></text:p>
            <text:p><text:span text:style-name="T6"/></text:p>
            <text:p><text:span text:style-name="T6">Ihr macht einen Wissenstransfer und steigert damit Eure Fähigkeit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518cm" svg:height="3.605cm" svg:x="11.253cm" svg:y="22.091cm">
          <draw:text-box>
            <text:p><text:span text:style-name="T5">NIEDRIGE CODEQUALITÄT</text:span></text:p>
            <text:p><text:span text:style-name="T6"/></text:p>
            <text:p><text:span text:style-name="T6">Die Codequalität ist schlecht. Es geht einfach nicht weiter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7.366cm" svg:height="3.605cm" svg:x="1.753cm" svg:y="22.091cm">
          <draw:text-box>
            <text:p><text:span text:style-name="T5">TECHNISCHES HINDERNIS</text:span></text:p>
            <text:p><text:span text:style-name="T6"/></text:p>
            <text:p><text:span text:style-name="T6">Ein technisches Problem verhindert das Weiterarbeiten.</text:span></text:p>
          </draw:text-box>
        </draw:frame>
        <draw:g>
          <draw:custom-shape draw:style-name="gr17" draw:text-style-name="P17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.9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.1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.8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.5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.2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.8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.5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.2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2.3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.4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8.2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7.4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8.1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7.8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7.5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8.1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7.8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7.5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8.6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7.7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4.4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2.3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.6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.7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.9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2.7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2.7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2.5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2.1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2.0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7" draw:text-style-name="P17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8" draw:layer="layout" svg:width="5.3cm" svg:height="1.301cm" svg:x="13.991cm" svg:y="14.591cm">
            <draw:text-box>
              <text:p><text:span text:style-name="T9">SOLUTION</text:span></text:p>
            </draw:text-box>
          </draw:frame>
          <draw:g>
            <draw:path draw:style-name="gr13" draw:text-style-name="P14" draw:layer="layout" svg:width="0.077cm" svg:height="0.246cm" svg:x="11.818cm" svg:y="13.791cm" svg:viewBox="0 0 78 247" svg:d="M40 247c21 0 38-17 38-38v-170c0-22-17-39-38-39-22 0-40 17-40 39v170c0 21 18 38 40 38z">
              <text:p/>
            </draw:path>
            <draw:path draw:style-name="gr13" draw:text-style-name="P14" draw:layer="layout" svg:width="0.246cm" svg:height="0.077cm" svg:x="11.191cm" svg:y="14.486cm" svg:viewBox="0 0 247 78" svg:d="M209 0h-170c-22 0-39 17-39 39s17 39 39 39h170c21 0 38-17 38-39s-17-39-38-39z">
              <text:p/>
            </draw:path>
            <draw:path draw:style-name="gr13" draw:text-style-name="P14" draw:layer="layout" svg:width="0.224cm" svg:height="0.162cm" svg:x="11.242cm" svg:y="14.142cm" svg:viewBox="0 0 225 163" svg:d="M205 90l-147-85c-19-11-42-4-53 14-11 19-4 43 14 54l148 84c18 11 41 4 52-14 11-19 4-43-14-53z">
              <text:p/>
            </draw:path>
            <draw:path draw:style-name="gr13" draw:text-style-name="P14" draw:layer="layout" svg:width="0.16cm" svg:height="0.225cm" svg:x="11.48cm" svg:y="13.889cm" svg:viewBox="0 0 161 226" svg:d="M141 221c18-11 25-35 15-53l-82-149c-11-18-36-24-55-15-18 11-25 35-14 54l84 148c9 19 33 25 52 15z">
              <text:p/>
            </draw:path>
            <draw:path draw:style-name="gr13" draw:text-style-name="P14" draw:layer="layout" svg:width="0.246cm" svg:height="0.082cm" svg:x="12.277cm" svg:y="14.488cm" svg:viewBox="0 0 247 83" svg:d="M210 5l-169-5c-22 0-41 18-41 39-1 21 16 39 39 40l169 4c21 0 38-16 39-37 0-21-16-41-37-41z">
              <text:p/>
            </draw:path>
            <draw:path draw:style-name="gr13" draw:text-style-name="P14" draw:layer="layout" svg:width="0.226cm" svg:height="0.158cm" svg:x="12.254cm" svg:y="14.148cm" svg:viewBox="0 0 227 159" svg:d="M57 154l150-81c18-10 26-33 15-53-10-19-33-25-52-16l-150 82c-18 10-26 34-15 52 10 19 33 26 52 16z">
              <text:p/>
            </draw:path>
            <draw:path draw:style-name="gr13" draw:text-style-name="P14" draw:layer="layout" svg:width="0.164cm" svg:height="0.223cm" svg:x="12.086cm" svg:y="13.889cm" svg:viewBox="0 0 165 224" svg:d="M146 5c-19-10-43-5-54 13l-87 147c-10 18-5 42 14 53s42 5 53-13l87-147c11-18 5-42-13-53z">
              <text:p/>
            </draw:path>
            <draw:polygon draw:style-name="gr13" draw:text-style-name="P14" draw:layer="layout" svg:width="0.412cm" svg:height="0.402cm" svg:x="11.651cm" svg:y="14.988cm" svg:viewBox="0 0 413 403" draw:points="0,255 133,361 133,403 189,403 225,403 281,403 281,361 413,255 413,143 217,243 136,243 136,237 413,83 413,0 0,198">
              <text:p/>
            </draw:polygon>
            <draw:path draw:style-name="gr13" draw:text-style-name="P14" draw:layer="layout" svg:width="0.682cm" svg:height="1.038cm" svg:x="11.516cm" svg:y="14.098cm" svg:viewBox="0 0 683 1039" svg:d="M260 187c-68 22-102 96-102 97-5 11-17 18-29 18-4 0-8-1-11-2-16-8-24-25-16-41 1-4 44-100 140-131 16-5 33 4 38 20 6 16-4 34-20 39zM683 347c0-183-144-347-343-347-197 0-340 164-340 347-3 223 182 376 182 376v63h-47v108l40-20 82 9-122 63v93l413-192v-61h-48v-63c0 0 186-153 183-376z">
              <text:p/>
            </draw:path>
          </draw:g>
        </draw:g>
        <draw:g>
          <draw:custom-shape draw:style-name="gr19" draw:text-style-name="P19" draw:layer="layout" svg:width="8.8cm" svg:height="2cm" svg:x="0.9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9.89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2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2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2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8.8cm" svg:height="6.3cm" svg:x="10.491cm" svg:y="0.9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1.253cm" svg:y="3.191cm">
          <draw:text-box>
            <text:p><text:span text:style-name="T5">UNZUFRIEDENER KUNDE</text:span></text:p>
            <text:p><text:span text:style-name="T6"/></text:p>
            <text:p><text:span text:style-name="T6">Ihr erfahrt, dass die Kunden mit der aktuellen Lösung nicht zufrieden sind.</text:span>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6.858cm" svg:height="2.741cm" svg:x="1.753cm" svg:y="3.191cm">
          <draw:text-box>
            <text:p><text:span text:style-name="T5">UNKLARE SPEZIFIKATION</text:span></text:p>
            <text:p><text:span text:style-name="T6"/></text:p>
            <text:p><text:span text:style-name="T6">Die Anforderungen der aktuellen Story sind unklar.</text:span></text:p>
          </draw:text-box>
        </draw:frame>
        <draw:custom-shape draw:style-name="gr1" draw:text-style-name="P1" draw:layer="layout" svg:width="8.8cm" svg:height="6.3cm" svg:x="10.491cm" svg:y="7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8.038cm" svg:height="4.16cm" svg:x="11.253cm" svg:y="9.491cm">
          <draw:text-box>
            <text:p><text:span text:style-name="T5">SCHLECHTE KOMMUNIKATION</text:span></text:p>
            <text:p><text:span text:style-name="T6"/></text:p>
            <text:p><text:span text:style-name="T6">Irgendwie kannst Du das aktuelle Problem für die Kollegen im Team nicht verständlich erklären.</text:span></text:p>
          </draw:text-box>
        </draw:frame>
        <draw:custom-shape draw:style-name="gr1" draw:text-style-name="P1" draw:layer="layout" svg:width="8.8cm" svg:height="6.3cm" svg:x="0.991cm" svg:y="7.2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9.491cm">
          <draw:text-box>
            <text:p><text:span text:style-name="T5">FEHLENDE INFORMATION</text:span></text:p>
            <text:p><text:span text:style-name="T6"/></text:p>
            <text:p><text:span text:style-name="T6">Ihr stellt fest, dass Ihr an der aktuellen Story nicht weiter arbeiten könnt, weil Euch wichtige Information fehlt.</text:span></text:p>
          </draw:text-box>
        </draw:frame>
        <draw:custom-shape draw:style-name="gr1" draw:text-style-name="P1" draw:layer="layout" svg:width="8.8cm" svg:height="6.3cm" svg:x="10.4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7.518cm" svg:height="3.038cm" svg:x="11.253cm" svg:y="15.791cm">
          <draw:text-box>
            <text:p><text:span text:style-name="T5">INSTABILES SYSTEM</text:span></text:p>
            <text:p><text:span text:style-name="T6"/></text:p>
            <text:p><text:span text:style-name="T6">Das System stürzt dauernd ab. Tests sind nur unzureichend möglich.</text:span></text:p>
          </draw:text-box>
        </draw:frame>
        <draw:custom-shape draw:style-name="gr1" draw:text-style-name="P1" draw:layer="layout" svg:width="8.8cm" svg:height="6.3cm" svg:x="0.991cm" svg:y="13.5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15.791cm">
          <draw:text-box>
            <text:p><text:span text:style-name="T5">DÜRFTIGES WISSEN</text:span></text:p>
            <text:p><text:span text:style-name="T6"/></text:p>
            <text:p><text:span text:style-name="T6">Euch fehlt die Fähigkeit, um diese Herausforderung zu lösen.</text:span></text:p>
          </draw:text-box>
        </draw:frame>
        <draw:custom-shape draw:style-name="gr1" draw:text-style-name="P1" draw:layer="layout" svg:width="8.8cm" svg:height="6.3cm" svg:x="10.491cm" svg:y="19.8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1.253cm" svg:y="22.091cm">
          <draw:text-box>
            <text:p><text:span text:style-name="T5">INTEGRATIONSPROBLEM</text:span></text:p>
            <text:p><text:span text:style-name="T6"/></text:p>
            <text:p><text:span text:style-name="T6">Eine Zulieferung eines Kollegen ist anders, als Ihr es erwartet habt. Ihr könnt nicht weiterarbeiten.</text:span></text:p>
          </draw:text-box>
        </draw:frame>
        <draw:custom-shape draw:style-name="gr1" draw:text-style-name="P1" draw:layer="layout" svg:width="8.8cm" svg:height="6.3cm" svg:x="0.991cm" svg:y="19.8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6.858cm" svg:height="3.038cm" svg:x="1.753cm" svg:y="22.091cm">
          <draw:text-box>
            <text:p><text:span text:style-name="T5">GENERVT</text:span></text:p>
            <text:p><text:span text:style-name="T6"/></text:p>
            <text:p><text:span text:style-name="T6">Du bist so genervt, dass Du nicht weiter an dieser Story arbeiten kannst.</text:span></text:p>
          </draw:text-box>
        </draw:frame>
        <draw:g>
          <draw:custom-shape draw:style-name="gr19" draw:text-style-name="P19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.9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.5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.1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7.2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8.2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7.8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7.4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3.5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14.5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14.1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13.7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0.9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4.4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2.0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.6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draw:g>
          <draw:custom-shape draw:style-name="gr19" draw:text-style-name="P19" draw:layer="layout" svg:width="8.8cm" svg:height="2cm" svg:x="10.491cm" svg:y="19.8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5.136cm" svg:height="1.301cm" svg:x="13.991cm" svg:y="20.891cm">
            <draw:text-box>
              <text:p><text:span text:style-name="T1">PROBLEM</text:span></text:p>
            </draw:text-box>
          </draw:frame>
          <draw:g>
            <draw:path draw:style-name="gr13" draw:text-style-name="P14" draw:layer="layout" svg:width="1.151cm" svg:height="0.997cm" svg:x="11.514cm" svg:y="20.441cm" svg:viewBox="0 0 1152 998" svg:d="M663 273l-19 386c-3 33-15 46-28 59-7 8-21 18-39 18-17 0-32-10-39-18-15-13-27-26-29-59l-19-386c-3-29 7-49 18-61 14-15 37-24 69-24s54 9 68 24c11 12 21 32 18 61zM577 949c-45 0-80-36-80-80s35-80 80-80c44 0 79 36 79 80s-35 80-79 80zM0 998h1152l-575-998z">
              <text:p/>
            </draw:path>
            <draw:path draw:style-name="gr13" draw:text-style-name="P14" draw:layer="layout" svg:width="1.8cm" svg:height="1.599cm" svg:x="11.191cm" svg:y="20.091cm" svg:viewBox="0 0 1801 1600" svg:d="M1729 1493c-17 29-49 48-84 48h-1488c-34 0-66-19-84-48-17-30-17-67 0-97l744-1289c17-29 50-48 85-48 34 0 67 19 83 48l744 1289c17 30 17 67 0 97zM1779 1366l-743-1288c-27-48-78-78-134-78-57 0-109 30-137 78l-743 1288c-29 48-29 108 0 156 27 48 80 78 135 78h1488c56 0 107-30 134-78 29-48 29-108 0-156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1" draw:text-style-name="P20" draw:layer="layout" svg:width="7.366cm" svg:height="0.963cm" svg:x="10.381cm" svg:y="2.359cm">
          <draw:text-box>
            <text:p>Scrum Card Game - DE</text:p>
          </draw:text-box>
        </draw:frame>
        <draw:custom-shape draw:style-name="gr1" draw:text-style-name="P1" draw:layer="layout" svg:width="8.8cm" svg:height="6.3cm" svg:x="0.991cm" svg:y="0.991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6.858cm" svg:height="3.593cm" svg:x="1.753cm" svg:y="3.191cm">
          <draw:text-box>
            <text:p><text:span text:style-name="T5">GUTE FEE</text:span></text:p>
            <text:p><text:span text:style-name="T6"/></text:p>
            <text:p><text:span text:style-name="T6">Eine gute Fee hat im Projekt ausgeholfen. Die Arbeit an einer Karte </text:span><text:span text:style-name="T10">in-Progress</text:span><text:span text:style-name="T6"> ist sofort abgeschlossen.</text:span></text:p>
          </draw:text-box>
        </draw:frame>
        <draw:frame draw:style-name="gr22" draw:text-style-name="P21" draw:layer="layout" svg:width="0.8cm" svg:height="0.8cm" svg:x="10.889cm" svg:y="3.337cm">
          <draw:image xlink:href="Pictures/100002010000002B0000002BBC72C1E611EE269C.png" xlink:type="simple" xlink:show="embed" xlink:actuate="onLoad">
            <text:p/>
          </draw:image>
        </draw:frame>
        <draw:frame draw:style-name="gr23" draw:text-style-name="P22" draw:layer="layout" svg:width="8.939cm" svg:height="1.433cm" svg:x="11.57cm" svg:y="3.322cm">
          <draw:text-box>
            <text:p><text:span text:style-name="T11">Timofey Yevgrashyn, Nils Bernert, Oliver Merkel, 2010, 2016</text:span></text:p>
            <text:p><text:span text:style-name="T11"/></text:p>
          </draw:text-box>
        </draw:frame>
        <draw:g>
          <draw:custom-shape draw:style-name="gr12" draw:text-style-name="P13" draw:layer="layout" svg:width="8.8cm" svg:height="2cm" svg:x="0.991cm" svg:y="0.99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636cm" svg:height="1.301cm" svg:x="5.991cm" svg:y="1.991cm">
            <draw:text-box>
              <text:p><text:span text:style-name="T1">EVENT</text:span></text:p>
            </draw:text-box>
          </draw:frame>
          <draw:g>
            <draw:path draw:style-name="gr13" draw:text-style-name="P14" draw:layer="layout" svg:width="1.599cm" svg:height="1.599cm" svg:x="1.691cm" svg:y="1.191cm" svg:viewBox="0 0 1600 1600" svg:d="M801 1490c-383 0-692-309-692-690 0-382 309-691 692-691 381 0 690 309 690 691 0 381-309 690-690 690zM801 0c-443 0-801 358-801 800s358 800 801 800c441 0 799-358 799-800s-358-800-799-800z">
              <text:p/>
            </draw:path>
            <draw:path draw:style-name="gr13" draw:text-style-name="P14" draw:layer="layout" svg:width="0.206cm" svg:height="0.206cm" svg:x="2.112cm" svg:y="1.741cm" svg:viewBox="0 0 207 207" svg:d="M104 0c-58 0-104 47-104 104s46 103 104 103c57 0 103-46 103-103s-46-104-103-104z">
              <text:p/>
            </draw:path>
            <draw:path draw:style-name="gr13" draw:text-style-name="P14" draw:layer="layout" svg:width="0.206cm" svg:height="0.206cm" svg:x="2.663cm" svg:y="1.741cm" svg:viewBox="0 0 207 207" svg:d="M105 0c-59 0-105 47-105 104s46 103 105 103c57 0 102-46 102-103s-45-104-102-104z">
              <text:p/>
            </draw:path>
            <draw:path draw:style-name="gr13" draw:text-style-name="P14" draw:layer="layout" svg:width="0.789cm" svg:height="0.376cm" svg:x="2.096cm" svg:y="2.099cm" svg:viewBox="0 0 790 377" svg:d="M737 0c-10 180-159 323-342 323s-332-143-342-323h-53c10 210 183 377 395 377s385-167 395-377z">
              <text:p/>
            </draw:path>
          </draw:g>
        </draw:g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9:23:26.908000000</meta:creation-date>
    <dc:date>2016-11-16T17:25:37.435000000</dc:date>
    <meta:editing-duration>PT3H49M46S</meta:editing-duration>
    <meta:editing-cycles>35</meta:editing-cycles>
    <meta:generator>LibreOffice/5.2.3.3$Windows_x86 LibreOffice_project/d54a8868f08a7b39642414cf2c8ef2f228f780cf</meta:generator>
    <meta:print-date>2016-11-09T17:06:55.921000000</meta:print-date>
    <meta:document-statistic meta:object-count="535"/>
  </office:meta>
</office:document-meta>
</file>